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25in" fo:margin-left="0.0035in" fo:margin-top="0in" fo:margin-bottom="0in" table:align="left" style:writing-mode="lr-tb"/>
    </style:style>
    <style:style style:name="Table1.A" style:family="table-column">
      <style:table-column-properties style:column-width="3.26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ffffff" fo:border-right="0.5pt solid #000000" fo:border-top="0.5pt solid #ffffff" fo:border-bottom="0.5pt solid #ffffff" style:writing-mode="lr-tb"/>
    </style:style>
    <style:style style:name="Table1.B1" style:family="table-cell">
      <style:table-cell-properties fo:padding-left="0.075in" fo:padding-right="0.075in" fo:padding-top="0in" fo:padding-bottom="0in" fo:border-left="0.5pt solid #000000" fo:border-right="0.5pt solid #ffffff" fo:border-top="0.5pt solid #ffffff" fo:border-bottom="0.5pt solid #ffffff" style:writing-mode="lr-tb"/>
    </style:style>
    <style:style style:name="P1" style:family="paragraph" style:parent-style-name="Standard">
      <style:paragraph-properties fo:text-align="center" style:justify-single-word="false"/>
      <style:text-properties style:font-name="Times New Roman" fo:font-size="16pt" fo:language="fr" fo:country="FR" fo:font-weight="bold" style:font-size-asian="16pt" style:font-weight-asian="bold" style:font-name-complex="Times New Roman1" style:font-size-complex="16pt" style:font-weight-complex="bold" style:script-type="latin"/>
    </style:style>
    <style:style style:name="P2" style:family="paragraph" style:parent-style-name="Standard">
      <style:text-properties style:font-name="Times New Roman" fo:language="fr" fo:country="FR" style:font-name-complex="Times New Roman1" style:script-type="latin"/>
    </style:style>
    <style:style style:name="P3" style:family="paragraph" style:parent-style-name="Standard">
      <style:paragraph-properties fo:text-align="justify" style:justify-single-word="false" loext:word-spacing-minimum="75%" loext:word-spacing-maximum="133%"/>
      <style:text-properties style:font-name="Times New Roman" fo:font-size="14pt" fo:language="fr" fo:country="FR" style:font-size-asian="14pt" style:font-name-complex="Times New Roman1" style:font-size-complex="14pt" style:script-type="latin"/>
    </style:style>
    <style:style style:name="P4" style:family="paragraph" style:parent-style-name="Standard">
      <style:paragraph-properties fo:text-align="justify" style:justify-single-word="false" loext:word-spacing-minimum="75%" loext:word-spacing-maximum="133%"/>
      <style:text-properties fo:language="fr" fo:country="FR" style:script-type="latin"/>
    </style:style>
    <style:style style:name="P5" style:family="paragraph" style:parent-style-name="Standard">
      <style:paragraph-properties fo:text-align="justify" style:justify-single-word="false" loext:word-spacing-minimum="75%" loext:word-spacing-maximum="133%"/>
      <style:text-properties style:font-name="Times New Roman" fo:font-size="14pt" fo:language="fr" fo:country="FR" fo:font-weight="bold" style:font-size-asian="14pt" style:font-weight-asian="bold" style:font-name-complex="Times New Roman1" style:font-size-complex="14pt" style:font-weight-complex="bold" style:script-type="latin"/>
    </style:style>
    <style:style style:name="P6" style:family="paragraph" style:parent-style-name="List_20_Paragraph" style:list-style-name="WWNum1">
      <style:paragraph-properties fo:text-align="justify" style:justify-single-word="false" loext:word-spacing-minimum="75%" loext:word-spacing-maximum="133%"/>
      <style:text-properties style:font-name="Times New Roman" fo:language="fr" fo:country="FR" style:font-name-complex="Times New Roman1" style:script-type="latin"/>
    </style:style>
    <style:style style:name="P7" style:family="paragraph" style:parent-style-name="Standard">
      <style:paragraph-properties fo:text-align="justify" style:justify-single-word="false" loext:word-spacing-minimum="75%" loext:word-spacing-maximum="133%"/>
      <style:text-properties style:font-name="Times New Roman" fo:language="fr" fo:country="FR" fo:font-style="italic" style:font-style-asian="italic" style:font-name-complex="Times New Roman1" style:font-style-complex="italic" style:script-type="latin"/>
    </style:style>
    <style:style style:name="P8" style:family="paragraph" style:parent-style-name="Standard">
      <style:paragraph-properties fo:margin-top="0in" fo:margin-bottom="0in" style:contextual-spacing="false" fo:line-height="100%" fo:text-align="justify" style:justify-single-word="false" fo:orphans="2" fo:widows="2" loext:word-spacing-minimum="75%" loext:word-spacing-maximum="133%"/>
      <style:text-properties style:font-name="Calibri" fo:font-size="12pt" fo:language="fr" fo:country="FR" style:letter-kerning="true" style:font-name-asian="Calibri1" style:font-size-asian="12pt" style:language-asian="en" style:country-asian="US" style:font-size-complex="12pt" style:language-complex="ar" style:country-complex="SA" style:script-type="latin"/>
    </style:style>
    <style:style style:name="P9" style:family="paragraph" style:parent-style-name="Standard">
      <style:paragraph-properties fo:margin-top="0in" fo:margin-bottom="0in" style:contextual-spacing="false" fo:line-height="100%" fo:text-align="justify" style:justify-single-word="false" fo:orphans="2" fo:widows="2" loext:word-spacing-minimum="75%" loext:word-spacing-maximum="133%"/>
      <style:text-properties style:font-name="Times New Roman" fo:font-size="12pt" fo:language="fr" fo:country="FR" fo:font-style="italic" style:letter-kerning="true" style:font-name-asian="Calibri1" style:font-size-asian="12pt" style:language-asian="en" style:country-asian="US" style:font-style-asian="italic" style:font-name-complex="Times New Roman1" style:font-size-complex="12pt" style:language-complex="ar" style:country-complex="SA" style:font-style-complex="italic" style:script-type="latin"/>
    </style:style>
    <style:style style:name="P10" style:family="paragraph" style:parent-style-name="Standard">
      <style:paragraph-properties fo:text-align="justify" style:justify-single-word="false" loext:word-spacing-minimum="75%" loext:word-spacing-maximum="133%"/>
      <style:text-properties style:font-name="Times New Roman" fo:font-size="14pt" fo:language="fr" fo:country="FR" fo:font-weight="bold" officeooo:rsid="0017c814" officeooo:paragraph-rsid="0017c814" style:font-size-asian="14pt" style:font-weight-asian="bold" style:font-name-complex="Times New Roman1" style:font-size-complex="14pt" style:font-weight-complex="bold" style:script-type="latin"/>
    </style:style>
    <style:style style:name="P11"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7c814" officeooo:paragraph-rsid="0017c814" style:font-size-asian="10.5pt" style:font-weight-asian="normal" style:font-name-complex="Times New Roman1" style:font-size-complex="12pt" style:font-weight-complex="normal" style:script-type="latin"/>
    </style:style>
    <style:style style:name="P12"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baae5" officeooo:paragraph-rsid="001baae5" style:font-size-asian="10.5pt" style:font-weight-asian="normal" style:font-name-complex="Times New Roman1" style:font-size-complex="12pt" style:font-weight-complex="normal" style:script-type="latin"/>
    </style:style>
    <style:style style:name="P13"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bf676" officeooo:paragraph-rsid="001bf676" style:font-size-asian="10.5pt" style:font-weight-asian="normal" style:font-name-complex="Times New Roman1" style:font-size-complex="12pt" style:font-weight-complex="normal" style:script-type="latin"/>
    </style:style>
    <style:style style:name="P14"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e02c2" officeooo:paragraph-rsid="001e02c2" style:font-size-asian="10.5pt" style:font-weight-asian="normal" style:font-name-complex="Times New Roman1" style:font-size-complex="12pt" style:font-weight-complex="normal" style:script-type="latin"/>
    </style:style>
    <style:style style:name="P15" style:family="paragraph" style:parent-style-name="Standard">
      <style:paragraph-properties fo:text-align="justify" style:justify-single-word="false" style:writing-mode="lr-tb" loext:word-spacing-minimum="75%" loext:word-spacing-maximum="133%"/>
      <style:text-properties style:font-name="Times New Roman" fo:font-size="14pt" fo:language="fr" fo:country="FR" fo:font-weight="bold" officeooo:rsid="001cebdc" officeooo:paragraph-rsid="001cebdc" style:font-size-asian="14pt" style:font-weight-asian="bold" style:font-name-complex="Times New Roman1" style:font-size-complex="14pt" style:font-weight-complex="bold" style:script-type="latin"/>
    </style:style>
    <style:style style:name="P16"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cebdc" officeooo:paragraph-rsid="001cebdc" style:font-size-asian="10.5pt" style:font-weight-asian="normal" style:font-name-complex="Times New Roman1" style:font-size-complex="12pt" style:font-weight-complex="normal" style:script-type="latin"/>
    </style:style>
    <style:style style:name="P17" style:family="paragraph" style:parent-style-name="Standard">
      <style:paragraph-properties fo:text-align="justify" style:justify-single-word="false" style:writing-mode="lr-tb" loext:word-spacing-minimum="75%" loext:word-spacing-maximum="133%"/>
      <style:text-properties style:font-name="Times New Roman" fo:font-size="12pt" fo:language="fr" fo:country="FR" fo:font-weight="normal" officeooo:rsid="001e9cb8" officeooo:paragraph-rsid="001e9cb8" style:font-size-asian="10.5pt" style:font-weight-asian="normal" style:font-name-complex="Times New Roman1" style:font-size-complex="12pt" style:font-weight-complex="normal" style:script-type="latin"/>
    </style:style>
    <style:style style:name="T1" style:family="text">
      <style:text-properties officeooo:rsid="0021efa0"/>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style:font-name-complex="Times New Roman1"/>
    </style:style>
    <style:style style:name="T6" style:family="text">
      <style:text-properties officeooo:rsid="0019c6c9"/>
    </style:style>
    <style:style style:name="T7" style:family="text">
      <style:text-properties officeooo:rsid="001bf676"/>
    </style:style>
    <style:style style:name="T8" style:family="text">
      <style:text-properties officeooo:rsid="001baae5"/>
    </style:style>
    <style:style style:name="T9" style:family="text">
      <style:text-properties officeooo:rsid="001b1ce8"/>
    </style:style>
    <style:style style:name="T10" style:family="text">
      <style:text-properties fo:font-weight="bold" officeooo:rsid="001baae5"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1bf676" style:font-weight-asian="bold" style:font-weight-complex="bold"/>
    </style:style>
    <style:style style:name="T13" style:family="text">
      <style:text-properties fo:font-style="italic" officeooo:rsid="001cebdc" style:font-style-asian="italic" style:font-style-complex="italic"/>
    </style:style>
    <style:style style:name="T14" style:family="text">
      <style:text-properties fo:font-style="italic" fo:font-weight="bold" officeooo:rsid="001cebdc" style:font-style-asian="italic" style:font-weight-asian="bold" style:font-style-complex="italic" style:font-weight-complex="bold"/>
    </style:style>
    <style:style style:name="T15" style:family="text">
      <style:text-properties officeooo:rsid="001e02c2"/>
    </style:style>
    <style:style style:name="T16" style:family="text">
      <style:text-properties officeooo:rsid="001fb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biter autour de… rien : stabilité des points Lagrange et les orbites de Lyapunov</text:p>
      <text:p text:style-name="P2"/>
      <text:p text:style-name="P3">Dans le problème restreint à trois corps circulaires, au voisinage d<text:span text:style-name="T1">es points de Lagrange L</text:span>1 et L2, il existe des trajectoires quasi-périodiques qui s’enroulent et forment des boucles dans le repère tournant. L’étude vise à caractériser l’existence de ces orbites (familles issues des équilibres), à les calculer numériquement et à analyser leur stabilité*.</text:p>
      <text:p text:style-name="P3">Bien que motivée par un problème de mécanique céleste, la démarche relève des systèmes dynamiques : linéarisation au voisinage d’un point d’équilibre, apparition de familles d’orbites et stabilité locale. L’enjeu est de comprendre ce qu’un modèle analytique partiel permet de prédire sur une dynamique non linéaire sans solution analytique générale.</text:p>
      <text:p text:style-name="P4"><text:span text:style-name="T2">Professeur encadrant du candidat : </text:span><text:span text:style-name="T3">Romain Bondil</text:span></text:p>
      <text:p text:style-name="P5"/>
      <text:p text:style-name="P5">Ce TIPE fait l’objet d’un travail de groupe.</text:p>
      <text:p text:style-name="P5">Liste des membres du groupe :</text:p>
      <text:list text:style-name="WWNum1">
        <text:list-item>
          <text:p text:style-name="P6">ABDELOUAHAB Yannis</text:p>
        </text:list-item>
        <text:list-item>
          <text:p text:style-name="P6">DUPLOUY Paul-Emmanuel</text:p>
        </text:list-item>
      </text:list>
      <text:p text:style-name="P5"/>
      <text:p text:style-name="P5">Positionnement thématique</text:p>
      <text:p text:style-name="P7">MATHEMATIQUES (Algèbre), PHYSIQUE (Mécanique), INFORMATIQUE (Informatique Appliquée).</text:p>
      <text:p text:style-name="P3"/>
      <text:p text:style-name="P5">Mots-clés</text:p>
      <table:table table:name="Table1" table:style-name="Table1">
        <table:table-column table:style-name="Table1.A" table:number-columns-repeated="2"/>
        <table:table-row table:style-name="Table1.1">
          <table:table-cell table:style-name="Table1.A1" office:value-type="string">
            <text:p text:style-name="P8"><text:span text:style-name="T4">Mots-clés</text:span><text:span text:style-name="T5"> (en français)</text:span></text:p>
            <text:p text:style-name="P9">Problème à Trois Corps</text:p>
            <text:p text:style-name="P9">Théorème du centre de Lyapunov</text:p>
            <text:p text:style-name="P9">Stabilité</text:p>
            <text:p text:style-name="P9">Intégration numérique</text:p>
          </table:table-cell>
          <table:table-cell table:style-name="Table1.B1" office:value-type="string">
            <text:p text:style-name="P8"><text:span text:style-name="T4">Mots-clés</text:span><text:span text:style-name="T5"> (en anglais)</text:span></text:p>
            <text:p text:style-name="P9">Three-Body Problem</text:p>
            <text:p text:style-name="P9">Lyapunov Center Theorem</text:p>
            <text:p text:style-name="P9">Stability</text:p>
            <text:p text:style-name="P9">Numerical Integration</text:p>
          </table:table-cell>
        </table:table-row>
      </table:table>
      <text:p text:style-name="P4"><text:soft-page-break/></text:p>
      <text:p text:style-name="P10">Bibliographie</text:p>
      <text:p text:style-name="P11">Historiquement, le problème à trois corps, étudi<text:span text:style-name="T6">é</text:span> premièrement par Newton après sa formulation de la mécanique classique, est résolu dans le cas d’une masse négligeable devant les deux autres : une partie par Leonhard Euler en 1765 qui détermine alors les coordonnées des trois points colinéaires, et l’<text:span text:style-name="T7">autre </text:span>par Joseph Lagrange en 1772 pour les deux points équilatéraux. Un peu moins d’un siècle plus tard, l’étude de la stabilité de ces points est menée par Joseph Liouville et Gabriel Gascheau.</text:p>
      <text:p text:style-name="P11">Plus récemment, l’essor des missions spatiales a ravivé l’intérêt scientifique de ces points : ils <text:span text:style-name="T6">sont au cœur d’un système nommé </text:span><text:span text:style-name="T8">le </text:span><text:span text:style-name="T6">« Interplanetary Transport Network » </text:span><text:span text:style-name="T8">(ITN)</text:span><text:span text:style-name="T6"> qui permet d’obtenir des trajectoires bien moins coûteuses en carburant qu’une trajectoire de Hohmann classique. </text:span><text:span text:style-name="T9">C’est </text:span><text:span text:style-name="T8">dans cette optique que des chercheurs comme </text:span><text:span text:style-name="T10">Neil J. Cornish</text:span><text:span text:style-name="T8"> se penche sur la question des points de Lagrange [The Lagrange Points?].</text:span><text:span text:style-name="T9"> </text:span><text:span text:style-name="T8">Connaître les caractéristiques d’instabilité de ces points est utile dans le cas des missions qui souhaitent utiliser ces derniers comme point à orbiter. Depuis quelques années, le </text:span><text:span text:style-name="T10">James Web Space Telescope</text:span><text:span text:style-name="T8"> est garé en orbite dite de Halo autour du points de Lagrange L2, et les connaissances sur sa stabilité ainsi que des calculs numériques d’intégration de la trajectoire permettent de corriger régulièrement la trajectoire (le point étant instable).</text:span></text:p>
      <text:p text:style-name="P12">Au delà d’un intérêt comme point à orbiter, les points Lagrange sont au cœur d’un système de variétés invariantes stables et instables qui forment l’ITN. Ces variétés sont utilisées dans une des deux méthodes de calculs de trajectoires : à l’aide de la théorie sur les variétés invariantes, <text:span text:style-name="T11">Brian T. Barden</text:span> démontre dans sa thèse en 1994 une manière de générer des transferts en utilisant les variétés invariantes stables. <text:span text:style-name="T7">Une étude plus approfondie est proposée par un groupe d’</text:span><text:span text:style-name="T12">enseignants-chercheurs de Caltech</text:span><text:span text:style-name="T7">, qui propose une étude complète sur le design des missions spatiales faisant utilisation des points de Lagrange. </text:span><text:span text:style-name="T13">ADD STUFF ABOUT </text:span><text:span text:style-name="T14">NUMERICAL INTEGRATION VERLET</text:span></text:p>
      <text:p text:style-name="P13">L’étude du problème à trois corps (restreint dans notre cas) relève de la <text:span text:style-name="T11">théorie des systèmes dynamiques</text:span>, de la résolution <text:span text:style-name="T11">d’équations différentielles</text:span> ainsi que de la <text:span text:style-name="T11">théorie des variétés invariantes</text:span>. Blablabla… ?</text:p>
      <text:p text:style-name="P13"/>
      <text:p text:style-name="P14"><text:span text:style-name="T11">Coron </text:span>→ PAS MENTIONNE ????</text:p>
      <text:p text:style-name="P13"/>
      <text:p text:style-name="P13"/>
      <text:p text:style-name="P13"/>
      <text:p text:style-name="P13"/>
      <text:p text:style-name="P13"><text:soft-page-break/></text:p>
      <text:p text:style-name="P15">Objectifs du TIPE du candidat</text:p>
      <text:p text:style-name="P16"><text:span text:style-name="T15">(3 min) </text:span>Existence et stabilité des points de Lagrange</text:p>
      <text:p text:style-name="P14">(7 min) Mise en place d’une méthode de calcul de trajectoire de transfert <text:span text:style-name="T16">par correction différentielle</text:span></text:p>
      <text:p text:style-name="P14">(5 min) Vérification et cohérence des résultats par simulation numérique</text:p>
      <text:p text:style-name="P16"/>
      <text:p text:style-name="P16">Existence d’orbite à 1 paramètre à leur voisinage ?</text:p>
      <text:p text:style-name="P16"/>
      <text:p text:style-name="P16"/>
      <text:p text:style-name="P15">Objectif du TIPE du second membre du groupe</text:p>
      <text:p text:style-name="P17">Variétés Invariantes</text:p>
      <text:p text:style-name="P17">Tracer les variétés stables et instables du CR3BP</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family-complex="'Noto Sans'" style:font-family-generic-complex="system" style:font-pitch-complex="variable"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302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Yannis Teray</meta:initial-creator>
    <meta:editing-cycles>14</meta:editing-cycles>
    <meta:creation-date>2025-12-30T18:58:00</meta:creation-date>
    <dc:date>2026-01-21T15:22:41.434850661</dc:date>
    <meta:editing-duration>P2DT6H46M5S</meta:editing-duration>
    <meta:generator>LibreOffice/25.8.4.2$Linux_X86_64 LibreOffice_project/0366609b1de41a39e1896ae41e33c673f2a73802</meta:generator>
    <meta:document-statistic meta:table-count="1" meta:image-count="0" meta:object-count="0" meta:page-count="3" meta:paragraph-count="35" meta:word-count="604" meta:character-count="3989" meta:non-whitespace-character-count="3422"/>
    <meta:user-defined meta:name="AppVersion">16.0000</meta:user-defined>
    <meta:template xlink:type="simple" xlink:actuate="onRequest" xlink:title="Normal.dotm" xlink:href=""/>
  </office:meta>
</office:document-meta>
</file>